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wiss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ad475" officeooo:paragraph-rsid="001ad475" style:font-size-asian="14pt" style:font-size-complex="16pt"/>
    </style:style>
    <style:style style:name="P3" style:family="paragraph" style:parent-style-name="Text_20_body">
      <style:text-properties style:font-name="TAhoma" fo:font-size="12pt" officeooo:rsid="001ad475" officeooo:paragraph-rsid="001ad475" style:font-size-asian="10.5pt" style:font-size-complex="12pt"/>
    </style:style>
    <style:style style:name="P4" style:family="paragraph" style:parent-style-name="Text_20_body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style:font-name="TAhoma" fo:font-size="12pt" style:text-underline-style="solid" style:text-underline-width="auto" style:text-underline-color="font-color" fo:font-weight="bold" officeooo:rsid="001ad475" officeooo:paragraph-rsid="001ad475" style:font-size-asian="10.5pt" style:font-weight-asian="bold" style:font-size-complex="12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1.251cm" fo:margin-top="0cm" fo:margin-bottom="0cm" style:contextual-spacing="false" fo:line-height="100%" fo:text-align="justify" style:justify-single-word="false" fo:text-indent="1.251cm" style:auto-text-indent="false">
        <style:tab-stops/>
      </style:paragraph-properties>
      <style:text-properties style:font-name="TAhoma" fo:font-size="12pt" fo:font-style="normal" style:text-underline-style="none" fo:font-weight="normal" officeooo:rsid="001b1bf5" officeooo:paragraph-rsid="001b1bf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1.251cm" fo:margin-top="0cm" fo:margin-bottom="0.3cm" style:contextual-spacing="false" fo:line-height="100%" fo:text-align="justify" style:justify-single-word="false" fo:text-indent="1.251cm" style:auto-text-indent="false">
        <style:tab-stops/>
      </style:paragraph-properties>
      <style:text-properties style:font-name="TAhoma" fo:font-size="12pt" fo:font-style="normal" style:text-underline-style="none" fo:font-weight="normal" officeooo:rsid="001c20d9" officeooo:paragraph-rsid="001c20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cm" fo:margin-right="1.251cm" fo:margin-top="0.3cm" fo:margin-bottom="0.3cm" style:contextual-spacing="false" fo:line-height="100%" fo:text-align="justify" style:justify-single-word="false" fo:text-indent="0cm" style:auto-text-indent="false" fo:background-color="transparent">
        <style:tab-stops>
          <style:tab-stop style:position="0.949cm"/>
        </style:tab-stops>
      </style:paragraph-properties>
      <style:text-properties style:font-name="TAhoma" fo:font-size="12pt" fo:font-style="normal" style:text-underline-style="none" fo:font-weight="normal" officeooo:rsid="00204342" officeooo:paragraph-rsid="0020434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2cm" fo:margin-right="1.251cm" fo:margin-top="0cm" fo:margin-bottom="0cm" style:contextual-spacing="false" fo:line-height="100%" fo:text-align="justify" style:justify-single-word="false" fo:text-indent="-0.7cm" style:auto-text-indent="false" style:page-number="auto" fo:background-color="transparent">
        <style:tab-stops>
          <style:tab-stop style:position="0.949cm"/>
        </style:tab-stops>
      </style:paragraph-properties>
      <style:text-properties style:font-name="TAhoma" fo:font-size="12pt" fo:font-style="normal" style:text-underline-style="none" fo:font-weight="normal" officeooo:rsid="001c20d9" officeooo:paragraph-rsid="001c20d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">
      <loext:graphic-properties draw:fill="none" draw:fill-gradient-name="gradient" draw:fill-hatch-name="hatch"/>
      <style:paragraph-properties fo:margin-left="2cm" fo:margin-right="1.251cm" fo:margin-top="0cm" fo:margin-bottom="0cm" style:contextual-spacing="false" fo:line-height="100%" fo:text-align="justify" style:justify-single-word="false" fo:text-indent="-0.7cm" style:auto-text-indent="false" fo:background-color="transparent">
        <style:tab-stops>
          <style:tab-stop style:position="0.949cm"/>
        </style:tab-stops>
      </style:paragraph-properties>
      <style:text-properties style:font-name="TAhoma" fo:font-size="12pt" fo:font-style="normal" style:text-underline-style="none" fo:font-weight="normal" officeooo:rsid="001c20d9" officeooo:paragraph-rsid="001c20d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loext:graphic-properties draw:fill="none" draw:fill-gradient-name="gradient" draw:fill-hatch-name="hatch"/>
      <style:paragraph-properties fo:margin-left="2cm" fo:margin-right="1.251cm" fo:margin-top="0cm" fo:margin-bottom="0cm" style:contextual-spacing="false" fo:line-height="100%" fo:text-align="justify" style:justify-single-word="false" fo:text-indent="-0.7cm" style:auto-text-indent="false" fo:background-color="transparent">
        <style:tab-stops>
          <style:tab-stop style:position="0.949cm"/>
        </style:tab-stops>
      </style:paragraph-properties>
      <style:text-properties style:font-name="TAhoma" fo:font-size="12pt" fo:font-style="normal" style:text-underline-style="none" fo:font-weight="normal" officeooo:rsid="001e18dc" officeooo:paragraph-rsid="001e18d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2cm" fo:margin-right="1.251cm" fo:margin-top="0cm" fo:margin-bottom="0cm" style:contextual-spacing="false" fo:line-height="100%" fo:text-align="justify" style:justify-single-word="false" fo:text-indent="-0.7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TAhoma" fo:font-size="12pt" fo:font-style="normal" style:text-underline-style="none" fo:font-weight="normal" officeooo:rsid="00238e60" officeooo:paragraph-rsid="00238e6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 style:list-style-name="L2">
      <loext:graphic-properties draw:fill="none" draw:fill-gradient-name="gradient" draw:fill-hatch-name="hatch"/>
      <style:paragraph-properties fo:margin-left="2cm" fo:margin-right="1.251cm" fo:margin-top="0cm" fo:margin-bottom="0cm" style:contextual-spacing="false" fo:line-height="100%" fo:text-align="justify" style:justify-single-word="false" fo:text-indent="-0.7cm" style:auto-text-indent="false" fo:background-color="transparent">
        <style:tab-stops>
          <style:tab-stop style:position="0.706cm"/>
        </style:tab-stops>
      </style:paragraph-properties>
      <style:text-properties style:font-name="TAhoma" fo:font-size="12pt" fo:font-style="normal" style:text-underline-style="none" fo:font-weight="normal" officeooo:rsid="00238e60" officeooo:paragraph-rsid="00238e6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3" style:master-page-name="">
      <loext:graphic-properties draw:fill="none" draw:fill-gradient-name="Gradient_20_12" draw:fill-hatch-name="hatch"/>
      <style:paragraph-properties fo:margin-left="1.3cm" fo:margin-right="1.199cm" fo:margin-top="0.3cm" fo:margin-bottom="0cm" style:contextual-spacing="false" fo:line-height="100%" fo:text-align="start" style:justify-single-word="false" fo:text-indent="-1.199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TAhoma" fo:font-size="12pt" fo:font-style="normal" style:text-underline-style="none" fo:font-weight="normal" officeooo:rsid="00289b89" officeooo:paragraph-rsid="00289b8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 style:list-style-name="L3">
      <loext:graphic-properties draw:fill="none" draw:fill-gradient-name="Gradient_20_12" draw:fill-hatch-name="hatch"/>
      <style:paragraph-properties fo:margin-left="1.3cm" fo:margin-right="1.199cm" fo:margin-top="0cm" fo:margin-bottom="0cm" style:contextual-spacing="false" fo:line-height="100%" fo:text-align="start" style:justify-single-word="false" fo:text-indent="-1.199cm" style:auto-text-indent="false" fo:background-color="transparent">
        <style:tab-stops>
          <style:tab-stop style:position="0.706cm"/>
        </style:tab-stops>
      </style:paragraph-properties>
      <style:text-properties style:font-name="TAhoma" fo:font-size="12pt" fo:font-style="normal" style:text-underline-style="none" fo:font-weight="normal" officeooo:rsid="002a168b" officeooo:paragraph-rsid="002a168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 style:list-style-name="L2">
      <loext:graphic-properties draw:fill="none" draw:fill-gradient-name="gradient" draw:fill-hatch-name="hatch"/>
      <style:paragraph-properties fo:margin-left="2cm" fo:margin-right="1.251cm" fo:margin-top="0cm" fo:margin-bottom="0cm" style:contextual-spacing="false" fo:line-height="100%" fo:text-align="justify" style:justify-single-word="false" fo:text-indent="-0.7cm" style:auto-text-indent="false" fo:background-color="transparent">
        <style:tab-stops>
          <style:tab-stop style:position="0.706cm"/>
        </style:tab-stops>
      </style:paragraph-properties>
      <style:text-properties style:font-name="TAhoma" fo:font-size="12pt" fo:font-style="normal" style:text-underline-style="none" fo:font-weight="bold" officeooo:rsid="00238e60" officeooo:paragraph-rsid="00238e60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a310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1b82" style:font-weight-asian="bold" style:font-weight-complex="bold"/>
    </style:style>
    <style:style style:name="T5" style:family="text">
      <style:text-properties fo:font-weight="bold" style:font-size-asian="12pt" style:font-weight-asian="bold" style:font-weight-complex="bold"/>
    </style:style>
    <style:style style:name="T6" style:family="text">
      <style:text-properties officeooo:rsid="00251b82"/>
    </style:style>
    <style:style style:name="T7" style:family="text">
      <style:text-properties officeooo:rsid="0026fad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a168b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2a168b" style:font-weight-asian="bold" style:font-weight-complex="bold"/>
    </style:style>
    <style:style style:name="T12" style:family="text">
      <style:text-properties style:font-size-asian="12pt"/>
    </style:style>
    <style:style style:name="T13" style:family="text">
      <style:text-properties officeooo:rsid="002cb6ae"/>
    </style:style>
    <text:list-style style:name="L1" text:consecutive-numbering="true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7. numeración y viñetas</text:p>
      <text:p text:style-name="P3">1.<text:span text:style-name="T13"><text:tab/></text:span>Utiliza Writer per a reproduir el següent text.</text:p>
      <text:p text:style-name="P4">El procés de comunicació</text:p>
      <text:p text:style-name="P5">Tot acte comunicatiu es manifesta com un procés de comunicació en què un emissor es comunica amb un receptor, mitjançant un missatge que segueix les regles d'un codi de signes, a través d'un canal i en un context determinat.</text:p>
      <text:p text:style-name="P6">L'acte comunicatiu es troba sotmés al mecanisme de retroalimentació o feedback pel qual l'acció alternativa dels parlants va modificant la comunicació. Els elements que intervenen en el procés de comunicació són:</text:p>
      <text:list text:style-name="L1">
        <text:list-item>
          <text:p text:style-name="P8"><text:span text:style-name="T3">Emissor:</text:span> qui emet el missatge.</text:p>
        </text:list-item>
        <text:list-item>
          <text:p text:style-name="P9"><text:span text:style-name="T3">Receptor:</text:span> qui rep <text:span text:style-name="T7">e</text:span> interpreta el missatge.</text:p>
        </text:list-item>
        <text:list-item>
          <text:p text:style-name="P9"><text:span text:style-name="T3">Missatge o enunciat:</text:span> allò que es vol comunicar, la informació que es transmet en forma de senyes o signes lingüístics.</text:p>
        </text:list-item>
        <text:list-item>
          <text:p text:style-name="P9"><text:span text:style-name="T3">Canal:</text:span> el mitjà a través del qual es transmet el missatge. Sol ser de caràcter <text:span text:style-name="T2">auditiu</text:span> (oral, sons), <text:span text:style-name="T2">visual</text:span>(escrit, grafies), però també hi ha alguns llenguatges específics de caràcter <text:span text:style-name="T2">tàctil</text:span> (Braille).</text:p>
        </text:list-item>
        <text:list-item>
          <text:p text:style-name="P10"><text:span text:style-name="T3">Codi:</text:span> el sistema de signes i regles combinatòries que permeten deconstruir un missatge.</text:p>
        </text:list-item>
      </text:list>
      <text:p text:style-name="P7">Per a fer una anàlisi completa del procés de comunicació caldrà tenir en compte altres elements no lingüístics, com:</text:p>
      <text:list text:style-name="L2">
        <text:list-item>
          <text:p text:style-name="P11"><text:span text:style-name="T4">E</text:span><text:span text:style-name="T3">l referent:</text:span> la realitat a què fa referència el missatge, allò de què es parla.</text:p>
        </text:list-item>
        <text:list-item>
          <text:p text:style-name="P12"><text:span text:style-name="T4">E</text:span><text:span text:style-name="T3">l context:</text:span> conjunt de circumstàncies (lloc, espai, situació, etc) en què es realitza l'acte comunicatiu.</text:p>
        </text:list-item>
        <text:list-item>
          <text:p text:style-name="P12"><text:span text:style-name="T4">L</text:span><text:span text:style-name="T3">a intencionalitat:</text:span> de l'emissor.</text:p>
        </text:list-item>
        <text:list-item>
          <text:p text:style-name="P15"><text:span text:style-name="T6">E</text:span>l soroll.</text:p>
        </text:list-item>
      </text:list>
      <text:list xml:id="list3053001599" text:style-name="L3">
        <text:list-item>
          <text:p text:style-name="P13">Tot el <text:span text:style-name="T5">text</text:span> està escrit en <text:span text:style-name="T3">Tahoma</text:span> grandària <text:span text:style-name="T3">12, Justificació completa, sagnia de 1</text:span><text:span text:style-name="T11">ª línia 1,25 cm, sagnia dreta 13,75 cm.</text:span></text:p>
        </text:list-item>
        <text:list-item>
          <text:p text:style-name="P14"><text:span text:style-name="T8">El </text:span><text:span text:style-name="T10">títol</text:span><text:span text:style-name="T8"> està </text:span><text:span text:style-name="T10">centrat,</text:span><text:span text:style-name="T8"> en </text:span><text:span text:style-name="T10">negreta</text:span><text:span text:style-name="T8"> i </text:span><text:span text:style-name="T10">subratllat.</text:span></text:p>
        </text:list-item>
        <text:list-item>
          <text:p text:style-name="P14">El <text:span text:style-name="T3">1r paràgraf espaiat anterior 6 punts</text:span> i el <text:span text:style-name="T3">2n paràgraf espaiat posterior 6 punt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wiss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1:55:29.515146082</meta:creation-date>
    <dc:title>Ofimática</dc:title>
    <meta:editing-duration>PT5M26S</meta:editing-duration>
    <meta:editing-cycles>4</meta:editing-cycles>
    <meta:generator>LibreOffice/7.4.1.2$Linux_X86_64 LibreOffice_project/40$Build-2</meta:generator>
    <dc:date>2022-10-14T00:39:15.575327756</dc:date>
    <meta:document-statistic meta:table-count="0" meta:image-count="0" meta:object-count="0" meta:page-count="1" meta:paragraph-count="19" meta:word-count="279" meta:character-count="1656" meta:non-whitespace-character-count="1408"/>
    <meta:template xlink:type="simple" xlink:actuate="onRequest" xlink:title="Ofimática" xlink:href="../../../Plantillas/Ofimática.ott" meta:date="2022-10-13T11:55:29.106102806"/>
  </office:meta>
</office:document-meta>
</file>